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5.66087in" svg:y="3.38804in" svg:width="2.74164in" svg:height="2.76324in" draw:id="id63" draw:style-name="a383" draw:name="Oval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3.08696in" svg:height="2.62609in" draw:id="id64" draw:style-name="a386" draw:transform="translate(-1.54348in -1.31304in) rotate(-1.5708) translate(2.53478in 4.76433in)" draw:name="Trapezium 4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5 ?f2 ?f1 ?f3 Z N" draw:text-areas="?f17 ?f18 ?f19 ?f3" draw:glue-points="?f13 ?f7 ?f16 ?f7" draw:glue-point-leaving-directions="-27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svg:x="4.1413in" svg:y="4.47303in" svg:width="1.22609in" svg:height="0.58261in" draw:id="id65" draw:style-name="a390" draw:name="Arrow: Right 5">
          <svg:title/>
          <svg:desc/>
          <text:p text:style-name="a389" text:class-names="" text:cond-style-name=""><text:span text:style-name="a387" text:class-names="">Light</text:span><text:span text:style-name="a38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6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6" draw:style-name="a394" draw:name="TextBox 6" svg:x="6.79167in" svg:y="2.78414in" svg:width="0.74167in" svg:height="0.70684in">
          <draw:text-box>
            <text:p text:style-name="a393" text:class-names="" text:cond-style-name=""><text:span text:style-name="a391" text:class-names="">1</text:span><text:span text:style-name="a392" text:class-names=""/></text:p>
          </draw:text-box>
          <svg:title/>
          <svg:desc/>
        </draw:frame>
        <draw:frame draw:id="id67" draw:style-name="a398" draw:name="TextBox 7" svg:x="6.825in" svg:y="4.40914in" svg:width="0.74167in" svg:height="0.70684in">
          <draw:text-box>
            <text:p text:style-name="a397" text:class-names="" text:cond-style-name=""><text:span text:style-name="a395" text:class-names="">2</text:span><text:span text:style-name="a396" text:class-names=""/></text:p>
          </draw:text-box>
          <svg:title/>
          <svg:desc/>
        </draw:frame>
        <draw:frame draw:id="id68" draw:style-name="a401" draw:name="TextBox 8" svg:x="5.61667in" svg:y="4.4008in" svg:width="0.74167in" svg:height="0.70684in">
          <draw:text-box>
            <text:p text:style-name="a400" text:class-names="" text:cond-style-name=""><text:span text:style-name="a399" text:class-names="">3</text:span></text:p>
          </draw:text-box>
          <svg:title/>
          <svg:desc/>
        </draw:frame>
        <draw:frame draw:id="id69" draw:style-name="a405" draw:name="TextBox 9" svg:x="5.75833in" svg:y="3.21747in" svg:width="0.74167in" svg:height="0.70684in">
          <draw:text-box>
            <text:p text:style-name="a404" text:class-names="" text:cond-style-name=""><text:span text:style-name="a402" text:class-names="">4</text:span><text:span text:style-name="a403" text:class-names=""/></text:p>
          </draw:text-box>
          <svg:title/>
          <svg:desc/>
        </draw:frame>
        <draw:custom-shape svg:width="2.57681in" svg:height="2.42577in" draw:id="id70" draw:style-name="a408" draw:transform="translate(-1.28841in -1.21289in) rotate(-3.14159) translate(6.94928in 1.55692in)" draw:name="Trapezium 10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5 ?f2 ?f1 ?f3 Z N" draw:text-areas="?f17 ?f18 ?f19 ?f3" draw:glue-points="?f13 ?f7 ?f16 ?f7" draw:glue-point-leaving-directions="-27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frame draw:id="id71" draw:style-name="a412" draw:name="TextBox 11" svg:x="6.3in" svg:y="0.475in" svg:width="2.425in" svg:height="0.50488in">
          <draw:text-box>
            <text:p text:style-name="a411" text:class-names="" text:cond-style-name=""><text:span text:style-name="a409" text:class-names="">Detector</text:span><text:span text:style-name="a410" text:class-names=""/></text:p>
          </draw:text-box>
          <svg:title/>
          <svg:desc/>
        </draw:frame>
        <draw:frame draw:id="id72" draw:style-name="a418" draw:transform="translate(-1.2125in -0.45439in) rotate(-4.71239) translate(2.07083in 4.70244in)" draw:name="TextBox 12" svg:width="2.425in" svg:height="0.90879in">
          <draw:text-box>
            <text:p text:style-name="a414" text:class-names="" text:cond-style-name=""><text:span text:style-name="a413" text:class-names="">Light<text:s text:c="1"/></text:span></text:p>
            <text:p text:style-name="a417" text:class-names="" text:cond-style-name=""><text:span text:style-name="a415" text:class-names="">source</text:span><text:span text:style-name="a4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chatt, Leonhard</meta:initial-creator>
    <dc:creator>Schatt, Leonhard</dc:creator>
    <meta:creation-date>2023-07-14T09:03:39Z</meta:creation-date>
    <dc:date>2023-07-14T09:52:10Z</dc:date>
    <meta:editing-cycles>1</meta:editing-cycles>
    <meta:editing-duration>PT0S</meta:editing-duration>
    <meta:document-statistic meta:paragraph-count="8" meta:word-count="8"/>
  </office:meta>
</office:document-meta>
</file>